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CKBLATT!</text:p>
      <text:p text:style-name="P1">INHALTSVERZEICHNISS</text:p>
      <text:p text:style-name="P1">Zur Facharb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nik </meta:initial-creator>
    <meta:creation-date>2017-01-26T21:21:07.12</meta:creation-date>
    <meta:generator>OpenOffice/4.1.3$Win32 OpenOffice.org_project/413m1$Build-9783</meta:generator>
    <dc:date>2017-03-02T16:22:23.48</dc:date>
    <dc:creator>Jannik </dc:creator>
    <meta:editing-duration>PT39S</meta:editing-duration>
    <meta:editing-cycles>2</meta:editing-cycles>
    <meta:document-statistic meta:table-count="0" meta:image-count="0" meta:object-count="0" meta:page-count="3" meta:paragraph-count="3" meta:word-count="4" meta:character-count="43"/>
  </office:meta>
</office:document-meta>
</file>